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1">
      <style:paragraph-properties fo:margin-top="0in" fo:margin-bottom="0in"/>
    </style:style>
    <style:style style:name="P9" style:family="paragraph" style:parent-style-name="Text_20_body" style:list-style-name="L2">
      <style:paragraph-properties fo:margin-top="0in" fo:margin-bottom="0in"/>
    </style:style>
    <style:style style:name="P10" style:family="paragraph" style:parent-style-name="Text_20_body" style:list-style-name="L3">
      <style:paragraph-properties fo:margin-top="0in" fo:margin-bottom="0in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Text_20_body" style:list-style-name="L5">
      <style:paragraph-properties fo:margin-top="0in" fo:margin-bottom="0in"/>
    </style:style>
    <style:style style:name="T1" style:family="text">
      <style:text-properties fo:background-color="#ffff00"/>
    </style:style>
    <style:style style:name="T2" style:family="text">
      <style:text-properties fo:background-color="#00ff6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hoosing the right number of clusters, k</text:p>
      <text:p text:style-name="Standard"/>
      <text:p text:style-name="Text_20_body">Choosing the right number of clusters, k, in k-means clustering is important to get meaningful groupings. Here are some common methods to determine k:</text:p>
      <text:p text:style-name="Horizontal_20_Line"/>
      <text:h text:style-name="Heading_20_3" text:outline-level="3">1. <text:span text:style-name="Strong_20_Emphasis">Elbow Method</text:span></text:h>
      <text:list xml:id="list1098675243388538649" text:style-name="L1">
        <text:list-item>
          <text:p text:style-name="P8"><text:span text:style-name="Strong_20_Emphasis">How it works:</text:span></text:p>
          <text:list>
            <text:list-item>
              <text:p text:style-name="P8">Run k-means for different values of k (e.g., 1 to 10).</text:p>
            </text:list-item>
            <text:list-item>
              <text:p text:style-name="P8">Calculate the <text:span text:style-name="Strong_20_Emphasis">inertia</text:span> (sum of squared distances between data points and their cluster centers).</text:p>
            </text:list-item>
            <text:list-item>
              <text:p text:style-name="P8">Plot k vs. inertia.</text:p>
            </text:list-item>
            <text:list-item>
              <text:p text:style-name="P3">Look for the "elbow" point where the inertia starts decreasing more slowly. That’s your optimal k.</text:p>
            </text:list-item>
          </text:list>
        </text:list-item>
      </text:list>
      <text:p text:style-name="Horizontal_20_Line"/>
      <text:h text:style-name="Heading_20_3" text:outline-level="3">2. <text:span text:style-name="Strong_20_Emphasis">Silhouette Score</text:span></text:h>
      <text:list xml:id="list4499813293898670879" text:style-name="L2">
        <text:list-item>
          <text:p text:style-name="P9"><text:span text:style-name="Strong_20_Emphasis">How it works:</text:span></text:p>
          <text:list>
            <text:list-item>
              <text:p text:style-name="P9">Calculate the <text:span text:style-name="Strong_20_Emphasis">silhouette score</text:span> for different values of k.</text:p>
            </text:list-item>
            <text:list-item>
              <text:p text:style-name="P9">The silhouette score measures how well data points fit within their clusters (higher is better, range is -1 to 1).</text:p>
            </text:list-item>
            <text:list-item>
              <text:p text:style-name="P4">Choose the k with the highest silhouette score.</text:p>
            </text:list-item>
          </text:list>
        </text:list-item>
      </text:list>
      <text:p text:style-name="Horizontal_20_Line"/>
      <text:h text:style-name="Heading_20_3" text:outline-level="3">3. <text:span text:style-name="Strong_20_Emphasis">Gap Statistic</text:span></text:h>
      <text:list xml:id="list3618728669963028579" text:style-name="L3">
        <text:list-item>
          <text:p text:style-name="P10"><text:span text:style-name="Strong_20_Emphasis">How it works:</text:span></text:p>
          <text:list>
            <text:list-item>
              <text:p text:style-name="P10">Compare the total within-cluster variance for your data to a null reference distribution (random data).</text:p>
            </text:list-item>
            <text:list-item>
              <text:p text:style-name="P5">The optimal k is where the gap between your data and the reference data is the largest.</text:p>
            </text:list-item>
          </text:list>
        </text:list-item>
      </text:list>
      <text:p text:style-name="Horizontal_20_Line"/>
      <text:h text:style-name="Heading_20_3" text:outline-level="3">4. <text:span text:style-name="Strong_20_Emphasis">Domain Knowledge</text:span></text:h>
      <text:list xml:id="list4013436537379290856" text:style-name="L4">
        <text:list-item>
          <text:p text:style-name="P11"><text:span text:style-name="Strong_20_Emphasis">How it works:</text:span></text:p>
          <text:list>
            <text:list-item>
              <text:p text:style-name="P11">Use prior knowledge about the dataset or problem to determine a reasonable k.</text:p>
            </text:list-item>
            <text:list-item>
              <text:p text:style-name="P6">For example, if you're clustering customers, you might already know the typical number of customer segments.</text:p>
            </text:list-item>
          </text:list>
        </text:list-item>
      </text:list>
      <text:p text:style-name="Horizontal_20_Line"/>
      <text:h text:style-name="Heading_20_3" text:outline-level="3"><text:soft-page-break/>5. <text:span text:style-name="Strong_20_Emphasis">Other Heuristics</text:span></text:h>
      <text:list xml:id="list6528509112854112887" text:style-name="L5">
        <text:list-item>
          <text:p text:style-name="P12"><text:span text:style-name="Strong_20_Emphasis">Knee Method:</text:span> Similar to the Elbow Method but focuses on identifying a "knee" in the curve.</text:p>
        </text:list-item>
        <text:list-item>
          <text:p text:style-name="P7"><text:span text:style-name="Strong_20_Emphasis">Rule of Thumb:</text:span> If unsure, k is often chosen as <text:span text:style-name="T2">k = sqrt(n / 2),</text:span> where n is the number of data points., though this is a rough estimate.</text:p>
        </text:list-item>
      </text:list>
      <text:p text:style-name="Standard"/>
      <text:p text:style-name="Standard"># 5. Other Heuristics for Determining Optimal k </text:p>
      <text:p text:style-name="Standard"># Knee Method: </text:p>
      <text:p text:style-name="Standard"># Similar to the Elbow Method but focuses on identifying a "knee" in the curve. </text:p>
      <text:p text:style-name="Standard"># Rule of Thumb: </text:p>
      <text:p text:style-name="Standard"># I<text:span text:style-name="T1">f unsure about the number of clusters (k), you can use this rough estimate: </text:span></text:p>
      <text:p text:style-name="P2"># <text:span text:style-name="T2">k = sqrt(n / 2)</text:span>, where n is the number of data points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16T04:37:01.85</meta:creation-date>
    <dc:date>2024-12-08T16:04:52.26</dc:date>
    <dc:creator>Akram MTir</dc:creator>
    <meta:editing-duration>PT12M9S</meta:editing-duration>
    <meta:editing-cycles>4</meta:editing-cycles>
    <meta:generator>OpenOffice/4.1.11$Win32 OpenOffice.org_project/4111m1$Build-9808</meta:generator>
    <meta:document-statistic meta:table-count="0" meta:image-count="0" meta:object-count="0" meta:page-count="2" meta:paragraph-count="30" meta:word-count="322" meta:character-count="1727"/>
  </office:meta>
</office:document-meta>
</file>